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3cm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  <style:text-properties fo:font-size="14pt" fo:font-weight="bold"/>
    </style:style>
    <style:style style:name="P2" style:family="paragraph">
      <style:text-properties fo:font-size="14pt" fo:font-weight="bold"/>
    </style:style>
    <style:style style:name="P3" style:family="paragraph">
      <style:paragraph-properties fo:text-align="center"/>
      <style:text-properties fo:font-size="14pt" fo:font-weight="bold"/>
    </style:style>
    <style:style style:name="P4" style:family="paragraph">
      <style:paragraph-properties fo:margin-left="0cm" fo:margin-right="0cm" fo:text-indent="0cm"/>
      <style:text-properties fo:font-size="13pt" fo:font-weight="normal"/>
    </style:style>
    <style:style style:name="P5" style:family="paragraph">
      <style:text-properties fo:font-size="13pt" fo:font-weight="normal"/>
    </style:style>
    <style:style style:name="T1" style:family="text">
      <style:text-properties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098cm" svg:height="0.806cm" svg:x="1.635cm" svg:y="2.27cm">
          <draw:text-box>
            <text:p text:style-name="P1">jobject</text:p>
          </draw:text-box>
        </draw:frame>
        <draw:frame draw:style-name="gr1" draw:text-style-name="P2" draw:layer="layout" svg:width="1.882cm" svg:height="0.806cm" svg:x="2.815cm" svg:y="2.969cm">
          <draw:text-box>
            <text:p text:style-name="P1">jclass</text:p>
          </draw:text-box>
        </draw:frame>
        <draw:frame draw:style-name="gr1" draw:text-style-name="P2" draw:layer="layout" svg:width="2.018cm" svg:height="0.806cm" svg:x="2.792cm" svg:y="3.604cm">
          <draw:text-box>
            <text:p text:style-name="P1">jstring</text:p>
          </draw:text-box>
        </draw:frame>
        <draw:frame draw:style-name="gr1" draw:text-style-name="P2" draw:layer="layout" svg:width="1.84cm" svg:height="0.806cm" svg:x="2.792cm" svg:y="4.169cm">
          <draw:text-box>
            <text:p text:style-name="P1">jarray</text:p>
          </draw:text-box>
        </draw:frame>
        <draw:frame draw:style-name="gr1" draw:text-style-name="P2" draw:layer="layout" svg:width="3.364cm" svg:height="0.806cm" svg:x="3.792cm" svg:y="4.969cm">
          <draw:text-box>
            <text:p text:style-name="P1">jobjectArray</text:p>
          </draw:text-box>
        </draw:frame>
        <draw:frame draw:style-name="gr1" draw:text-style-name="P2" draw:layer="layout" svg:width="3.8cm" svg:height="0.806cm" svg:x="3.792cm" svg:y="5.469cm">
          <draw:text-box>
            <text:p text:style-name="P1">jbooleanArray</text:p>
          </draw:text-box>
        </draw:frame>
        <draw:frame draw:style-name="gr1" draw:text-style-name="P2" draw:layer="layout" svg:width="2.907cm" svg:height="0.806cm" svg:x="3.792cm" svg:y="5.969cm">
          <draw:text-box>
            <text:p text:style-name="P1">jbyteArray</text:p>
          </draw:text-box>
        </draw:frame>
        <draw:frame draw:style-name="gr1" draw:text-style-name="P2" draw:layer="layout" svg:width="2.953cm" svg:height="0.806cm" svg:x="3.792cm" svg:y="6.469cm">
          <draw:text-box>
            <text:p text:style-name="P1">jcharArray</text:p>
          </draw:text-box>
        </draw:frame>
        <draw:frame draw:style-name="gr1" draw:text-style-name="P2" draw:layer="layout" svg:width="3.144cm" svg:height="0.806cm" svg:x="3.792cm" svg:y="6.969cm">
          <draw:text-box>
            <text:p text:style-name="P1">jshortArray</text:p>
          </draw:text-box>
        </draw:frame>
        <draw:frame draw:style-name="gr1" draw:text-style-name="P2" draw:layer="layout" svg:width="2.513cm" svg:height="0.806cm" svg:x="3.792cm" svg:y="7.469cm">
          <draw:text-box>
            <text:p text:style-name="P1">jintArray</text:p>
          </draw:text-box>
        </draw:frame>
        <draw:frame draw:style-name="gr1" draw:text-style-name="P2" draw:layer="layout" svg:width="2.949cm" svg:height="0.806cm" svg:x="3.792cm" svg:y="7.969cm">
          <draw:text-box>
            <text:p text:style-name="P1">jlongArray</text:p>
          </draw:text-box>
        </draw:frame>
        <draw:frame draw:style-name="gr2" draw:text-style-name="P1" draw:layer="layout" svg:width="3.364cm" svg:height="0.806cm" svg:x="3.792cm" svg:y="8.469cm">
          <draw:text-box>
            <text:p text:style-name="P1">jfloatArray</text:p>
          </draw:text-box>
        </draw:frame>
        <draw:frame draw:style-name="gr2" draw:text-style-name="P1" draw:layer="layout" svg:width="3.856cm" svg:height="0.806cm" svg:x="3.792cm" svg:y="8.969cm">
          <draw:text-box>
            <text:p text:style-name="P1">jdoubleArray</text:p>
          </draw:text-box>
        </draw:frame>
        <draw:frame draw:style-name="gr1" draw:text-style-name="P2" draw:layer="layout" svg:width="2.991cm" svg:height="0.806cm" svg:x="2.792cm" svg:y="9.669cm">
          <draw:text-box>
            <text:p text:style-name="P1">jthrowable</text:p>
          </draw:text-box>
        </draw:frame>
        <draw:line draw:style-name="gr3" draw:text-style-name="P3" draw:layer="layout" svg:x1="2.191cm" svg:y1="3.018cm" svg:x2="2.196cm" svg:y2="10.054cm">
          <text:p/>
        </draw:line>
        <draw:line draw:style-name="gr3" draw:text-style-name="P3" draw:layer="layout" svg:x1="2.222cm" svg:y1="10.107cm" svg:x2="2.937cm" svg:y2="10.107cm">
          <text:p/>
        </draw:line>
        <draw:line draw:style-name="gr3" draw:text-style-name="P3" draw:layer="layout" svg:x1="2.223cm" svg:y1="4.607cm" svg:x2="2.938cm" svg:y2="4.607cm">
          <text:p/>
        </draw:line>
        <draw:line draw:style-name="gr3" draw:text-style-name="P3" draw:layer="layout" svg:x1="2.224cm" svg:y1="4.007cm" svg:x2="2.939cm" svg:y2="4.007cm">
          <text:p/>
        </draw:line>
        <draw:line draw:style-name="gr3" draw:text-style-name="P3" draw:layer="layout" svg:x1="2.224cm" svg:y1="3.407cm" svg:x2="2.939cm" svg:y2="3.407cm">
          <text:p/>
        </draw:line>
        <draw:line draw:style-name="gr3" draw:text-style-name="P3" draw:layer="layout" svg:x1="3.213cm" svg:y1="4.895cm" svg:x2="3.213cm" svg:y2="9.366cm">
          <text:p/>
        </draw:line>
        <draw:line draw:style-name="gr3" draw:text-style-name="P3" draw:layer="layout" svg:x1="3.224cm" svg:y1="5.407cm" svg:x2="3.939cm" svg:y2="5.407cm">
          <text:p/>
        </draw:line>
        <draw:line draw:style-name="gr3" draw:text-style-name="P3" draw:layer="layout" svg:x1="3.225cm" svg:y1="5.907cm" svg:x2="3.94cm" svg:y2="5.907cm">
          <text:p/>
        </draw:line>
        <draw:line draw:style-name="gr3" draw:text-style-name="P3" draw:layer="layout" svg:x1="3.225cm" svg:y1="6.407cm" svg:x2="3.94cm" svg:y2="6.407cm">
          <text:p/>
        </draw:line>
        <draw:line draw:style-name="gr3" draw:text-style-name="P3" draw:layer="layout" svg:x1="3.225cm" svg:y1="6.907cm" svg:x2="3.94cm" svg:y2="6.907cm">
          <text:p/>
        </draw:line>
        <draw:line draw:style-name="gr3" draw:text-style-name="P3" draw:layer="layout" svg:x1="3.225cm" svg:y1="7.407cm" svg:x2="3.94cm" svg:y2="7.407cm">
          <text:p/>
        </draw:line>
        <draw:line draw:style-name="gr3" draw:text-style-name="P3" draw:layer="layout" svg:x1="3.225cm" svg:y1="7.907cm" svg:x2="3.94cm" svg:y2="7.907cm">
          <text:p/>
        </draw:line>
        <draw:line draw:style-name="gr3" draw:text-style-name="P3" draw:layer="layout" svg:x1="3.225cm" svg:y1="8.407cm" svg:x2="3.94cm" svg:y2="8.407cm">
          <text:p/>
        </draw:line>
        <draw:line draw:style-name="gr3" draw:text-style-name="P3" draw:layer="layout" svg:x1="3.225cm" svg:y1="8.907cm" svg:x2="3.94cm" svg:y2="8.907cm">
          <text:p/>
        </draw:line>
        <draw:line draw:style-name="gr3" draw:text-style-name="P3" draw:layer="layout" svg:x1="3.225cm" svg:y1="9.407cm" svg:x2="3.94cm" svg:y2="9.407cm">
          <text:p/>
        </draw:line>
        <draw:frame draw:style-name="gr1" draw:text-style-name="P5" draw:layer="layout" svg:width="4.028cm" svg:height="0.763cm" svg:x="8.757cm" svg:y="2.275cm">
          <draw:text-box>
            <text:p text:style-name="P4"><text:span text:style-name="T1">alle Java-Objekte</text:span></text:p>
          </draw:text-box>
        </draw:frame>
        <draw:frame draw:style-name="gr1" draw:text-style-name="P5" draw:layer="layout" svg:width="5.324cm" svg:height="0.763cm" svg:x="8.778cm" svg:y="2.89cm">
          <draw:text-box>
            <text:p text:style-name="P4"><text:span text:style-name="T1">java.lang.Class-Objekte</text:span></text:p>
          </draw:text-box>
        </draw:frame>
        <draw:frame draw:style-name="gr1" draw:text-style-name="P5" draw:layer="layout" svg:width="5.375cm" svg:height="0.763cm" svg:x="8.757cm" svg:y="3.476cm">
          <draw:text-box>
            <text:p text:style-name="P4"><text:span text:style-name="T1">java.lang.String-Objekte</text:span></text:p>
          </draw:text-box>
        </draw:frame>
        <draw:frame draw:style-name="gr1" draw:text-style-name="P5" draw:layer="layout" svg:width="3.77cm" svg:height="0.763cm" svg:x="8.757cm" svg:y="4.076cm">
          <draw:text-box>
            <text:p text:style-name="P4"><text:span text:style-name="T1">alle Java-Arrays</text:span></text:p>
          </draw:text-box>
        </draw:frame>
        <draw:frame draw:style-name="gr1" draw:text-style-name="P5" draw:layer="layout" svg:width="4.202cm" svg:height="0.763cm" svg:x="8.757cm" svg:y="4.976cm">
          <draw:text-box>
            <text:p text:style-name="P4"><text:span text:style-name="T1">Java-Objektarrays</text:span></text:p>
          </draw:text-box>
        </draw:frame>
        <draw:frame draw:style-name="gr1" draw:text-style-name="P5" draw:layer="layout" svg:width="4.558cm" svg:height="0.763cm" svg:x="8.757cm" svg:y="5.477cm">
          <draw:text-box>
            <text:p text:style-name="P4"><text:span text:style-name="T1">Java-Booleanarrays</text:span></text:p>
          </draw:text-box>
        </draw:frame>
        <draw:frame draw:style-name="gr1" draw:text-style-name="P5" draw:layer="layout" svg:width="3.791cm" svg:height="0.763cm" svg:x="8.757cm" svg:y="5.977cm">
          <draw:text-box>
            <text:p text:style-name="P4"><text:span text:style-name="T1">Java-Bytearrays</text:span></text:p>
          </draw:text-box>
        </draw:frame>
        <draw:frame draw:style-name="gr1" draw:text-style-name="P5" draw:layer="layout" svg:width="3.872cm" svg:height="0.763cm" svg:x="8.757cm" svg:y="6.477cm">
          <draw:text-box>
            <text:p text:style-name="P4"><text:span text:style-name="T1">Java-Chararrays</text:span></text:p>
          </draw:text-box>
        </draw:frame>
        <draw:frame draw:style-name="gr1" draw:text-style-name="P5" draw:layer="layout" svg:width="3.973cm" svg:height="0.763cm" svg:x="8.757cm" svg:y="6.977cm">
          <draw:text-box>
            <text:p text:style-name="P4"><text:span text:style-name="T1">Java-Shortarrays</text:span></text:p>
          </draw:text-box>
        </draw:frame>
        <draw:frame draw:style-name="gr1" draw:text-style-name="P5" draw:layer="layout" svg:width="4.304cm" svg:height="0.763cm" svg:x="8.757cm" svg:y="7.477cm">
          <draw:text-box>
            <text:p text:style-name="P4"><text:span text:style-name="T1">Java-Integerarrays</text:span></text:p>
          </draw:text-box>
        </draw:frame>
        <draw:frame draw:style-name="gr1" draw:text-style-name="P5" draw:layer="layout" svg:width="3.897cm" svg:height="0.763cm" svg:x="8.757cm" svg:y="7.977cm">
          <draw:text-box>
            <text:p text:style-name="P4"><text:span text:style-name="T1">Java-Longarrays</text:span></text:p>
          </draw:text-box>
        </draw:frame>
        <draw:frame draw:style-name="gr1" draw:text-style-name="P5" draw:layer="layout" svg:width="3.897cm" svg:height="0.763cm" svg:x="8.757cm" svg:y="8.477cm">
          <draw:text-box>
            <text:p text:style-name="P4"><text:span text:style-name="T1">Java-Floatarrays</text:span></text:p>
          </draw:text-box>
        </draw:frame>
        <draw:frame draw:style-name="gr1" draw:text-style-name="P5" draw:layer="layout" svg:width="4.329cm" svg:height="0.763cm" svg:x="8.757cm" svg:y="8.977cm">
          <draw:text-box>
            <text:p text:style-name="P4"><text:span text:style-name="T1">Java-Doublearrays</text:span></text:p>
          </draw:text-box>
        </draw:frame>
        <draw:frame draw:style-name="gr1" draw:text-style-name="P5" draw:layer="layout" svg:width="6.314cm" svg:height="0.763cm" svg:x="8.757cm" svg:y="9.677cm">
          <draw:text-box>
            <text:p text:style-name="P4"><text:span text:style-name="T1">java.lang.Throwable-Objek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Michael Bayer</meta:initial-creator>
    <meta:creation-date>2007-03-27T00:59:12</meta:creation-date>
    <dc:creator>Michael Bayer</dc:creator>
    <dc:date>2007-03-27T01:22:04</dc:date>
    <dc:language>en-US</dc:language>
    <meta:editing-cycles>2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